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2000004A00002C33000011267E127143C9334A63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spreadsheet>
      <table:calculation-settings table:automatic-find-labels="false" table:use-regular-expressions="false" table:use-wildcards="true"/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table table:name="Foglio1" table:style-name="ta1">
        <table:shapes>
          <draw:frame draw:z-index="0" draw:style-name="gr1" draw:text-style-name="P1" svg:width="16.01cm" svg:height="9.005cm" svg:x="14.772cm" svg:y="25.26cm">
            <draw:object draw:notify-on-update-of-ranges="Foglio1.D11:Foglio1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.01cm" svg:height="9.004cm" svg:x="13.946cm" svg:y="9.058cm">
            <draw:object draw:notify-on-update-of-ranges="Foglio1.A11:Foglio1.A15 Foglio1.B11:Foglio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Immagine 2" draw:style-name="gr2" draw:text-style-name="P2" svg:width="11.315cm" svg:height="4.39cm" svg:x="16.639cm" svg:y="5.231cm">
            <draw:image xlink:href="Pictures/2000004A00002C33000011267E127143C9334A63.svm" xlink:type="simple" xlink:show="embed" xlink:actuate="onLoad" draw:mime-type="image/x-svm">
              <text:p/>
            </draw:image>
            <draw:image xlink:href="Pictures/2000004A00002C33000011267E127143C9334A63.svm" xlink:type="simple" xlink:show="embed" xlink:actuate="onLoad" draw:mime-type="image/x-svm"/>
          </draw:frame>
        </table:shapes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roblematica</text:p>
          </table:table-cell>
          <table:table-cell table:style-name="ce1" office:value-type="string" calcext:value-type="string" table:number-columns-spanned="2" table:number-rows-spanned="1">
            <text:p>Lun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rt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ercol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iove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nerdì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abato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  <table:table-cell office:value-type="string" calcext:value-type="string">
            <text:p>mattina</text:p>
          </table:table-cell>
          <table:table-cell office:value-type="string" calcext:value-type="string">
            <text:p>pomeriggio</text:p>
          </table:table-cell>
        </table:table-row>
        <table:table-row table:style-name="ro1">
          <table:table-cell office:value-type="string" calcext:value-type="string">
            <text:p>Incomprensioni nel te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certezza nel requisi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cessità di confronto con il committe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ficoltà nell’utilizzo del tema Wordpres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blemi di script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oblematica</text:p>
          </table:table-cell>
          <table:table-cell office:value-type="string" calcext:value-type="string">
            <text:p>Tota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comprensioni nel team</text:p>
          </table:table-cell>
          <table:table-cell table:formula="of:=SUM([.B4:.M4])" office:value-type="float" office:value="4" calcext:value-type="float">
            <text:p>4</text:p>
          </table:table-cell>
          <table:table-cell table:style-name="ce2" table:formula="of:=([.B11]*100)/[.$B$16]" office:value-type="float" office:value="36.3636363636364" calcext:value-type="float">
            <text:p>36,36</text:p>
          </table:table-cell>
          <table:table-cell table:style-name="ce2" table:formula="of:=([.B11]*100)/[.$B$16]" office:value-type="float" office:value="36.3636363636364" calcext:value-type="float">
            <text:p>36,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ertezza nel requisito</text:p>
          </table:table-cell>
          <table:table-cell table:formula="of:=SUM([.B5:.M5])" office:value-type="float" office:value="3" calcext:value-type="float">
            <text:p>3</text:p>
          </table:table-cell>
          <table:table-cell table:style-name="ce2" table:formula="of:=([.B12]*100)/[.$B$16]" office:value-type="float" office:value="27.2727272727273" calcext:value-type="float">
            <text:p>27,27</text:p>
          </table:table-cell>
          <table:table-cell table:style-name="ce2" table:formula="of:=SUM([.C11];[.C12])" office:value-type="float" office:value="63.6363636363636" calcext:value-type="float">
            <text:p>63,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cessità di confronto con il committente</text:p>
          </table:table-cell>
          <table:table-cell table:formula="of:=SUM([.B6:.M6])" office:value-type="float" office:value="2" calcext:value-type="float">
            <text:p>2</text:p>
          </table:table-cell>
          <table:table-cell table:style-name="ce2" table:formula="of:=([.B13]*100)/[.$B$16]" office:value-type="float" office:value="18.1818181818182" calcext:value-type="float">
            <text:p>18,18</text:p>
          </table:table-cell>
          <table:table-cell table:style-name="ce2" table:formula="of:=SUM([.D12];[.C13])" office:value-type="float" office:value="81.8181818181818" calcext:value-type="float">
            <text:p>81,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icoltà nell’utilizzo del tema Wordpress</text:p>
          </table:table-cell>
          <table:table-cell table:formula="of:=SUM([.B7:.M7])" office:value-type="float" office:value="1" calcext:value-type="float">
            <text:p>1</text:p>
          </table:table-cell>
          <table:table-cell table:style-name="ce2" table:formula="of:=([.B14]*100)/[.$B$16]" office:value-type="float" office:value="9.09090909090909" calcext:value-type="float">
            <text:p>9,09</text:p>
          </table:table-cell>
          <table:table-cell table:style-name="ce2" table:formula="of:=SUM([.D13];[.C14])" office:value-type="float" office:value="90.9090909090909" calcext:value-type="float">
            <text:p>90,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blemi di scripting</text:p>
          </table:table-cell>
          <table:table-cell table:formula="of:=SUM([.B8:.M8])" office:value-type="float" office:value="1" calcext:value-type="float">
            <text:p>1</text:p>
          </table:table-cell>
          <table:table-cell table:style-name="ce2" table:formula="of:=([.B15]*100)/[.$B$16]" office:value-type="float" office:value="9.09090909090909" calcext:value-type="float">
            <text:p>9,09</text:p>
          </table:table-cell>
          <table:table-cell table:style-name="ce2" table:formula="of:=SUM([.D14];[.C15])" office:value-type="float" office:value="100" calcext:value-type="float">
            <text:p>100,00</text:p>
          </table:table-cell>
          <table:table-cell table:number-columns-repeated="9"/>
        </table:table-row>
        <table:table-row table:style-name="ro1">
          <table:table-cell/>
          <table:table-cell table:formula="of:=SUM([.B11:.B15])" office:value-type="float" office:value="11" calcext:value-type="float">
            <text:p>1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2T10:38:20.951000000</meta:creation-date>
    <dc:date>2022-02-12T11:17:22.793000000</dc:date>
    <meta:editing-duration>PT24M</meta:editing-duration>
    <meta:editing-cycles>4</meta:editing-cycles>
    <meta:generator>LibreOffice/7.1.0.3$Windows_X86_64 LibreOffice_project/f6099ecf3d29644b5008cc8f48f42f4a40986e4c</meta:generator>
    <meta:document-statistic meta:table-count="2" meta:cell-count="5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bar" chart:style-name="ch1">
        <chart:legend chart:legend-position="end" svg:x="13.668cm" svg:y="4.203cm" style:legend-expansion="high" chart:style-name="ch2"/>
        <chart:plot-area chart:style-name="ch3" table:cell-range-address="Foglio1.A11:Foglio1.B15" chart:data-source-has-labels="column" svg:x="0.32cm" svg:y="0.18cm" svg:width="13.028cm" svg:height="8.645cm">
          <chart:coordinate-region svg:x="1.836cm" svg:y="0.18cm" svg:width="11.381cm" svg:height="3.408cm"/>
          <chart:axis chart:dimension="x" chart:name="primary-x" chart:style-name="ch4" chartooo:axis-type="auto">
            <chartooo:date-scale/>
            <chart:categories table:cell-range-address="Foglio1.A11:Foglio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11:Foglio1.B1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Incomprensioni nel team</text:p>
                <draw:g>
                  <svg:desc>Foglio1.A11:Foglio1.A15</svg:desc>
                </draw:g>
              </table:table-cell>
              <table:table-cell office:value-type="float" office:value="4">
                <text:p>4</text:p>
                <draw:g>
                  <svg:desc>Foglio1.B11:Foglio1.B15</svg:desc>
                </draw:g>
              </table:table-cell>
            </table:table-row>
            <table:table-row>
              <table:table-cell office:value-type="string">
                <text:p>Incertezza nel requisit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cessità di confronto con il committen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fficoltà nell’utilizzo del tema Wordpres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blemi di script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 draw:fill-color="#f7d1d5" draw:opacity-name="ChartTransparencyGradient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title svg:x="4.972cm" svg:y="0.316cm" chart:style-name="ch2">
          <text:p>Analisi Pareto Progetto PCTO</text:p>
        </chart:title>
        <chart:legend chart:legend-position="end" svg:x="13.079cm" svg:y="4.204cm" style:legend-expansion="high" chart:style-name="ch3"/>
        <chart:plot-area chart:style-name="ch4" table:cell-range-address="Foglio1.D11:Foglio1.D15" svg:x="0.32cm" svg:y="1.275cm" svg:width="12.439cm" svg:height="7.551cm">
          <chart:coordinate-region svg:x="1.418cm" svg:y="1.474cm" svg:width="11.062cm" svg:height="6.7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D11:Foglio1.D1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3636363636364">
                <text:p>36.3636363636364</text:p>
                <draw:g>
                  <svg:desc>Foglio1.D11:Foglio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0%" draw:angle="0deg" draw:border="0%"/>
  </office:styles>
</office:document-styles>
</file>